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normal" officeooo:rsid="0011185e" officeooo:paragraph-rsid="0011185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2d559b" officeooo:paragraph-rsid="00457f6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0aa9c" officeooo:paragraph-rsid="0011185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3b24dd" officeooo:paragraph-rsid="003b24d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3bfe59" officeooo:paragraph-rsid="003bfe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3cbdc0" officeooo:paragraph-rsid="003cbdc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3d5798" officeooo:paragraph-rsid="003d579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3f26da" officeooo:paragraph-rsid="003f26da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weight="normal" officeooo:rsid="003f26da" officeooo:paragraph-rsid="003f26d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3fe30c" officeooo:paragraph-rsid="003fe3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3fe30c" officeooo:paragraph-rsid="0040bb6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3fe30c" officeooo:paragraph-rsid="0044b16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3fe30c" officeooo:paragraph-rsid="0045618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428a8c" officeooo:paragraph-rsid="00428a8c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fo:font-weight="normal" officeooo:rsid="0044b169" officeooo:paragraph-rsid="0044b16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44b169" officeooo:paragraph-rsid="0044b16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45618a" officeooo:paragraph-rsid="0045618a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font-weight="bold" officeooo:rsid="00103639" officeooo:paragraph-rsid="0011185e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rsid="00103639" officeooo:paragraph-rsid="0011185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weight="bold" officeooo:rsid="00103639" officeooo:paragraph-rsid="0011185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weight="bold" officeooo:rsid="0011185e" officeooo:paragraph-rsid="0011185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weight="bold" officeooo:rsid="003b24dd" officeooo:paragraph-rsid="003b24d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weight="bold" officeooo:rsid="003f26da" officeooo:paragraph-rsid="003f26da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Arial" fo:font-weight="bold" officeooo:rsid="003d5798" officeooo:paragraph-rsid="003d5798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weight="bold" officeooo:rsid="00428a8c" officeooo:paragraph-rsid="00428a8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bold" officeooo:rsid="003fe30c" officeooo:paragraph-rsid="003fe30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weight="bold" officeooo:rsid="0045618a" officeooo:paragraph-rsid="0045618a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officeooo:rsid="0019b819"/>
    </style:style>
    <style:style style:name="T2" style:family="text">
      <style:text-properties officeooo:rsid="0011185e"/>
    </style:style>
    <style:style style:name="T3" style:family="text">
      <style:text-properties officeooo:rsid="002802e5"/>
    </style:style>
    <style:style style:name="T4" style:family="text">
      <style:text-properties officeooo:rsid="002daf59"/>
    </style:style>
    <style:style style:name="T5" style:family="text">
      <style:text-properties officeooo:rsid="0037e116"/>
    </style:style>
    <style:style style:name="T6" style:family="text">
      <style:text-properties officeooo:rsid="0037f1cb"/>
    </style:style>
    <style:style style:name="T7" style:family="text">
      <style:text-properties officeooo:rsid="003b24dd"/>
    </style:style>
    <style:style style:name="T8" style:family="text">
      <style:text-properties officeooo:rsid="003cbdc0"/>
    </style:style>
    <style:style style:name="T9" style:family="text">
      <style:text-properties officeooo:rsid="003d5798"/>
    </style:style>
    <style:style style:name="T10" style:family="text">
      <style:text-properties officeooo:rsid="003f26da"/>
    </style:style>
    <style:style style:name="T11" style:family="text">
      <style:text-properties officeooo:rsid="003fe30c"/>
    </style:style>
    <style:style style:name="T12" style:family="text">
      <style:text-properties officeooo:rsid="0040bb6a"/>
    </style:style>
    <style:style style:name="T13" style:family="text">
      <style:text-properties officeooo:rsid="00428a8c"/>
    </style:style>
    <style:style style:name="T14" style:family="text">
      <style:text-properties officeooo:rsid="0044b169"/>
    </style:style>
    <style:style style:name="T15" style:family="text">
      <style:text-properties officeooo:rsid="0045618a"/>
    </style:style>
    <style:style style:name="T16" style:family="text">
      <style:text-properties officeooo:rsid="00457f6d"/>
    </style:style>
    <style:style style:name="T17" style:family="text">
      <style:text-properties officeooo:rsid="0046109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7291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202<text:span text:style-name="T3">4</text:span> <text:span text:style-name="T3">Fall</text:span> <text:s/>CPSC 223C</text:p>
      <text:p text:style-name="P19">Assignment <text:span text:style-name="T2">3</text:span> <text:s/><text:span text:style-name="T3">String</text:span><text:span text:style-name="T1"> </text:span><text:span text:style-name="T7">actions</text:span></text:p>
      <text:p text:style-name="P20"/>
      <text:p text:style-name="P20"/>
      <text:p text:style-name="P20"/>
      <text:p text:style-name="P21">Objectives</text:p>
      <text:p text:style-name="P3"/>
      <text:p text:style-name="P1"><text:span text:style-name="T7">How to make and how to use a </text:span><text:span text:style-name="T6">1-</text:span><text:span text:style-name="T7">dim</text:span> array <text:span text:style-name="T6">of strings</text:span> for data.</text:p>
      <text:p text:style-name="P1"/>
      <text:p text:style-name="P4">How to copy data from a file to an array of strings,</text:p>
      <text:p text:style-name="P4"/>
      <text:p text:style-name="P4">How to sort an array of string by swapping pointers.</text:p>
      <text:p text:style-name="P1"/>
      <text:p text:style-name="P1"/>
      <text:p text:style-name="P1"/>
      <text:p text:style-name="P21"/>
      <text:p text:style-name="P22">Functional requirements of main function in order of occurrence.</text:p>
      <text:p text:style-name="P4"/>
      <text:p text:style-name="P4">Display a friendly message for the user to read</text:p>
      <text:p text:style-name="P4"/>
      <text:p text:style-name="P4">Declare a 1-dim array of string. <text:s/>An array of this kind may be called a 2-dim array of char. <text:s/>Nevertheless, the array is static in the vertical direction, and is dynamic in the horizontal direction.</text:p>
      <text:p text:style-name="P4"/>
      <text:p text:style-name="P4">Ask the user for the name of an ordinary text file residing in the same directory where the executable file is located.</text:p>
      <text:p text:style-name="P4"/>
      <text:p text:style-name="P4">Open that file for read=only input. <text:s text:c="2"/>If the file fails to open then issue a warning to the human person to be more careful with entering the name of a file to be opened. <text:s/>Then tell the human to execute again the program.</text:p>
      <text:p text:style-name="P4"/>
      <text:p text:style-name="P5">Call the function “copy” which copies “lines” of text from the file and places that string of data into the array. <text:s/>One line of text equals one row in the array.</text:p>
      <text:p text:style-name="P5"/>
      <text:p text:style-name="P5">Call the function “show” <text:span text:style-name="T8">which displays the data of the array in a nice organized format.</text:span></text:p>
      <text:p text:style-name="P5"/>
      <text:p text:style-name="P6">Call the function “sort” which sorts the rows of the array in ascending order of length of row. <text:s/>The function does not swap the data in two rows, but rather it swaps the pointers to distinct rows.</text:p>
      <text:p text:style-name="P6"/>
      <text:p text:style-name="P6">Call the function “show” to show the user that the array is now <text:s/>in sorted order.</text:p>
      <text:p text:style-name="P6"/>
      <text:p text:style-name="P6">Finally, the main function uses the “free” function in the &lt;<text:span text:style-name="T9">stdlib.h&gt; library to deallocate all the string in all the rows of the main array in this program.</text:span></text:p>
      <text:p text:style-name="P6"/>
      <text:p text:style-name="P7">Next main wishes the user have a nice day of programming.</text:p>
      <text:p text:style-name="P7"/>
      <text:p text:style-name="P7">Return 0 to the operating system.</text:p>
      <text:p text:style-name="P24">Required functions for this programmer</text:p>
      <text:p text:style-name="P7"/>
      <text:p text:style-name="P7">Each function must be placed in its individual file. <text:s text:c="2"/>Sometimes the file name matches the name of the function defined in that file, but matching names is not a requirement.</text:p>
      <text:p text:style-name="P7"/>
      <text:p text:style-name="P7">Here are the functions that need individual files:</text:p>
      <text:p text:style-name="P7"/>
      <text:p text:style-name="P7">int main(int argc, char* argv[]</text:p>
      <text:p text:style-name="P7"/>
      <text:p text:style-name="P7">int copy<text:span text:style-name="T17">(FILE * myfile, </text:span>char * arrayparameter [ ], <text:s/>int maxsize<text:span text:style-name="T10">)</text:span>;</text:p>
      <text:p text:style-name="P7"/>
      <text:p text:style-name="P7">int sortbubble(char * arrayparameter [ ], int <text:span text:style-name="T10">howmany_strings)</text:span></text:p>
      <text:p text:style-name="P7"/>
      <text:p text:style-name="P8">int show (char * arrayparameter [ ], int howmany<text:span text:style-name="T13">_</text:span>strings)</text:p>
      <text:p text:style-name="P8"/>
      <text:p text:style-name="P8"/>
      <text:p text:style-name="P8"/>
      <text:p text:style-name="P14">Function copy returns the true number of rows of data in the main array.</text:p>
      <text:p text:style-name="P14"/>
      <text:p text:style-name="P14">Functions main, sort and show return 0 if successful and non-zero if the function executes in an unsuccessful manner.</text:p>
      <text:p text:style-name="P25">Calling diagram</text:p>
      <text:p text:style-name="P8"/>
      <text:p text:style-name="P8"><draw:custom-shape text:anchor-type="paragraph" draw:z-index="2" draw:name="Shape 1" draw:style-name="gr3" draw:text-style-name="P30" svg:width="1.563in" svg:height="0.7295in" svg:x="3.0043in" svg:y="0.0992in"><text:p text:style-name="P29">main</text:p><draw:enhanced-geometry svg:viewBox="0 0 21600 21600" draw:type="rectangle" draw:enhanced-path="M 0 0 L 21600 0 21600 21600 0 21600 0 0 Z N"/></draw:custom-shape><draw:custom-shape text:anchor-type="paragraph" draw:z-index="5" draw:name="Shape 4" draw:style-name="gr3" draw:text-style-name="P30" svg:width="1.563in" svg:height="0.7295in" svg:x="5.2228in" svg:y="0.0744in"><text:p text:style-name="P29">r.sh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><draw:line text:anchor-type="paragraph" draw:z-index="9" draw:name="Line 10" draw:style-name="gr2" draw:text-style-name="P28" svg:x1="3.848in" svg:y1="0.0618in" svg:x2="3.9in" svg:y2="0.9453in"><text:p/></draw:line></text:p>
      <text:p text:style-name="P8"/>
      <text:p text:style-name="P8"/>
      <text:p text:style-name="P8"><draw:line text:anchor-type="paragraph" draw:z-index="7" draw:name="Line 8" draw:style-name="gr2" draw:text-style-name="P28" svg:x1="5.7228in" svg:y1="0.0929in" svg:x2="5.7331in" svg:y2="0.3866in"><text:p/></draw:line><draw:line text:anchor-type="paragraph" draw:z-index="6" draw:name="Line 7" draw:style-name="gr2" draw:text-style-name="P28" svg:x1="1.7543in" svg:y1="0.0618in" svg:x2="1.7543in" svg:y2="0.3661in"><text:p/></draw:line><draw:line text:anchor-type="paragraph" draw:z-index="10" draw:name="Line 11" draw:style-name="gr1" draw:text-style-name="P28" svg:x1="1.7543in" svg:y1="0.0618in" svg:x2="5.7232in" svg:y2="0.0929in"><text:p/></draw:line></text:p>
      <text:p text:style-name="P8"><draw:custom-shape text:anchor-type="paragraph" draw:z-index="3" draw:name="Shape 2" draw:style-name="gr3" draw:text-style-name="P30" svg:width="1.563in" svg:height="0.7295in" svg:x="0.9937in" svg:y="0.1744in"><text:p text:style-name="P29">copy</text:p><draw:enhanced-geometry svg:viewBox="0 0 21600 21600" draw:type="rectangle" draw:enhanced-path="M 0 0 L 21600 0 21600 21600 0 21600 0 0 Z N"/></draw:custom-shape><draw:custom-shape text:anchor-type="paragraph" draw:z-index="8" draw:name="Shape 5" draw:style-name="gr3" draw:text-style-name="P30" svg:width="1.563in" svg:height="0.7295in" svg:x="3.0043in" svg:y="0.1783in"><text:p text:style-name="P29">sort</text:p><draw:enhanced-geometry svg:viewBox="0 0 21600 21600" draw:type="rectangle" draw:enhanced-path="M 0 0 L 21600 0 21600 21600 0 21600 0 0 Z N"/></draw:custom-shape></text:p>
      <text:p text:style-name="P8"><draw:custom-shape text:anchor-type="paragraph" draw:z-index="4" draw:name="Shape 3" draw:style-name="gr3" draw:text-style-name="P30" svg:width="1.563in" svg:height="0.7295in" svg:x="5.0043in" svg:y="0.0035in"><text:p text:style-name="P29">show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23">Footnotes.</text:p>
      <text:p text:style-name="P8"/>
      <text:p text:style-name="P8">The function copychar return the count of howmany lines were placed into the array.</text:p>
      <text:p text:style-name="P8"/>
      <text:p text:style-name="P8">All three functions, main, sortbubble, and show return 0 if the function executed correctly, and they return any non-zero number if the function experienced an error during execution.</text:p>
      <text:p text:style-name="P8"/>
      <text:p text:style-name="P8">The integer returned by copy is later passed into sort and into show.</text:p>
      <text:p text:style-name="P8"/>
      <text:p text:style-name="P8">You, the reader of this requirements document, <text:span text:style-name="T14">are</text:span> allowed to replace bubblesort with another sort function of your choice.</text:p>
      <text:p text:style-name="P8"/>
      <text:p text:style-name="P8">It is recommended that you copy from the web a sort function already programmed in C language. <text:s/>Most sort function on the web will swap hard numbers such as two integers, or two floats, or two doubles. <text:s/>You may have to customized the sort function you obtain from the web so that it swaps <text:span text:style-name="T11">two pointers each pointing to a string.</text:span></text:p>
      <text:p text:style-name="P8"/>
      <text:p text:style-name="P10">Here are two strings.</text:p>
      <text:p text:style-name="P10"/>
      <text:p text:style-name="P10">char * p;</text:p>
      <text:p text:style-name="P10">char * q;</text:p>
      <text:p text:style-name="P10"/>
      <text:p text:style-name="P10">Here are the data before the swap</text:p>
      <text:p text:style-name="P10"/>
      <text:p text:style-name="P10">p → Hello</text:p>
      <text:p text:style-name="P10">q → Good-bye</text:p>
      <text:p text:style-name="P10"/>
      <text:p text:style-name="P10">Here are the data after the swap:</text:p>
      <text:p text:style-name="P10"/>
      <text:p text:style-name="P10"><draw:line text:anchor-type="paragraph" draw:z-index="0" draw:name="Line 5" draw:style-name="gr4" draw:text-style-name="P28" svg:x1="0.1756in" svg:y1="0.3079in" svg:x2="0.4358in" svg:y2="0.1516in"><text:p/></draw:line><draw:line text:anchor-type="paragraph" draw:z-index="1" draw:name="Line 6" draw:style-name="gr4" draw:text-style-name="P28" svg:x1="0.1756in" svg:y1="0.1102in" svg:x2="0.4567in" svg:y2="0.3075in"><text:p/></draw:line>p<text:tab/>Hello</text:p>
      <text:p text:style-name="P10">q<text:tab/>Good-bye</text:p>
      <text:p text:style-name="P10"/>
      <text:p text:style-name="P10">The data have not moved, only their points have moved. <text:s/>That is the essence of sort by pointers.</text:p>
      <text:p text:style-name="P10"/>
      <text:p text:style-name="P10"/>
      <text:p text:style-name="P26">Sample execution</text:p>
      <text:p text:style-name="P10"/>
      <text:p text:style-name="P10">Here is the file:</text:p>
      <text:p text:style-name="P10"/>
      <text:p text:style-name="P11">C language was invented in 1970.\nThe founders wer Kerigan and Ritchie.\nThey worked at Bell Labs\nAt that time they used a Unix\nm<text:span text:style-name="T12">achine to test C programs\nNow a C compiler and linker </text:span><text:span text:style-name="T15">are</text:span><text:span text:style-name="T12"> distributed with each copy of a Linux operating system.\nThe C compiler produced by the GNU organization is called gcc.\n</text:span><text:span text:style-name="T14">The GNU C compiler is\ndistributed with each Linux OS.\nC is the main language of “Systems Programming”.\n&lt;EOF&gt;</text:span></text:p>
      <text:p text:style-name="P11"/>
      <text:p text:style-name="P15">Welcome to File Analysis brought to you by Cindy Garcia.</text:p>
      <text:p text:style-name="P16">Please enter the name of a file residing in the same directory where this program is running: linux.txt</text:p>
      <text:p text:style-name="P16">Thank you. <text:s/>The will be copied to an internal array of strings.</text:p>
      <text:p text:style-name="P16">The copy operation has finished.</text:p>
      <text:p text:style-name="P16">Here are the data stored in the array.</text:p>
      <text:p text:style-name="P16"/>
      <text:p text:style-name="P12">C language was invented in 1970.\<text:span text:style-name="T14">0</text:span></text:p>
      <text:p text:style-name="P12">The founders wer<text:span text:style-name="T14">e</text:span> Ker<text:span text:style-name="T14">n</text:span>igan and Ritchie.\<text:span text:style-name="T14">0</text:span></text:p>
      <text:p text:style-name="P12">They worked at Bell Labs<text:span text:style-name="T14">\0</text:span></text:p>
      <text:p text:style-name="P12">At that time they used a Unix\<text:span text:style-name="T14">0</text:span></text:p>
      <text:p text:style-name="P12">m<text:span text:style-name="T12">achine to test C programs\</text:span><text:span text:style-name="T14">0</text:span></text:p>
      <text:p text:style-name="P13"><text:span text:style-name="T12">Now a C compiler and linker </text:span><text:span text:style-name="T15">are</text:span><text:span text:style-name="T12"> distributed with each copy of a Linux operating system.</text:span><text:span text:style-name="T15">\0</text:span></text:p>
      <text:p text:style-name="P13"><text:span text:style-name="T12">The C compiler produced by the GNU organization is called gcc.</text:span><text:span text:style-name="T15">\0</text:span></text:p>
      <text:p text:style-name="P13"><text:span text:style-name="T14">The GNU C compiler is\ndistributed with each Linux OS.\</text:span><text:span text:style-name="T15">0</text:span></text:p>
      <text:p text:style-name="P13"><text:span text:style-name="T14">The GNU C compiler is\</text:span><text:span text:style-name="T15">0</text:span></text:p>
      <text:p text:style-name="P13"><text:span text:style-name="T14">distributed with each Linux OS.\</text:span><text:span text:style-name="T15">0</text:span></text:p>
      <text:p text:style-name="P13"><text:span text:style-name="T14">C is the main language of “Systems Programming”.\</text:span><text:span text:style-name="T15">0</text:span></text:p>
      <text:p text:style-name="P13"/>
      <text:p text:style-name="P17">The data in the array will sorted next according to length of lines</text:p>
      <text:p text:style-name="P17">The sorting has finished. <text:s/>Here are the contents of the main array.</text:p>
      <text:p text:style-name="P17"/>
      <text:p text:style-name="P13"><text:span text:style-name="T14">The GNU C compiler is\</text:span><text:span text:style-name="T15">0</text:span></text:p>
      <text:p text:style-name="P13">They worked at Bell Labs<text:span text:style-name="T14">\0</text:span></text:p>
      <text:p text:style-name="P13">m<text:span text:style-name="T12">achine to test C programs\</text:span><text:span text:style-name="T14">0</text:span></text:p>
      <text:p text:style-name="P13">At that time they used a Unix\<text:span text:style-name="T14">0</text:span></text:p>
      <text:p text:style-name="P13"><text:span text:style-name="T14">distributed with each Linux OS.\</text:span><text:span text:style-name="T15">0</text:span></text:p>
      <text:p text:style-name="P13">C language was invented in 1970.\<text:span text:style-name="T14">0</text:span></text:p>
      <text:p text:style-name="P13">The founders wer<text:span text:style-name="T14">e</text:span> Ker<text:span text:style-name="T14">n</text:span>igan and Ritchie.\<text:span text:style-name="T14">0</text:span></text:p>
      <text:p text:style-name="P13"><text:span text:style-name="T14">C is the main language of “Systems Programming”.\</text:span><text:span text:style-name="T15">0</text:span></text:p>
      <text:p text:style-name="P13"><text:span text:style-name="T14">The GNU C compiler is\ndistributed with each Linux OS.\</text:span><text:span text:style-name="T15">0</text:span></text:p>
      <text:p text:style-name="P13"><text:span text:style-name="T12">The C compiler produced by the GNU organization is called gcc.</text:span><text:span text:style-name="T15">\0</text:span></text:p>
      <text:p text:style-name="P13"><text:span text:style-name="T12">Now a C compiler and linker </text:span><text:span text:style-name="T15">are</text:span><text:span text:style-name="T12"> distributed with each copy of a Linux operating system.</text:span><text:span text:style-name="T15">\0</text:span></text:p>
      <text:p text:style-name="P13"/>
      <text:p text:style-name="P17">This program will conclude by freeing the space occupied by each row of the main array.</text:p>
      <text:p text:style-name="P17">The space has now been recovered. <text:s text:c="2"/>The following show the contents of the array after recovery of spac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This program will now terminate by sending a zero to the operating system.</text:p>
      <text:p text:style-name="P17">Bye.</text:p>
      <text:p text:style-name="P17"/>
      <text:p text:style-name="P17"/>
      <text:p text:style-name="P17">//Comments</text:p>
      <text:p text:style-name="P17"><text:soft-page-break/>After freeing all the space occupied by the array there are no data in the array, and therefore, an attempt to output rows of the array results in blank space. <text:s/>This is expected.</text:p>
      <text:p text:style-name="P17"/>
      <text:p text:style-name="P17"/>
      <text:p text:style-name="P17"/>
      <text:p text:style-name="P17"/>
      <text:p text:style-name="P17"/>
      <text:p text:style-name="P17"/>
      <text:p text:style-name="P27">Due date</text:p>
      <text:p text:style-name="P17"/>
      <text:p text:style-name="P2">The due date is October 1<text:span text:style-name="T5">4</text:span> at 11:59pm</text:p>
      <text:p text:style-name="P2"/>
      <text:p text:style-name="P2">Remember the details from previous assignments. <text:s/>This program has <text:span text:style-name="T5">5</text:span> files. <text:s/>Do not post them in a cloud. <text:s text:c="2"/>They must be attached to an email message. <text:s/>In the subject line place “CPSC 223C Assign 3”.</text:p>
      <text:p text:style-name="P2"/>
      <text:p text:style-name="P2">It is acceptable to submit two programs of any assignment. <text:s/>Only the newest program will be graded and recorded. <text:s/>Make sure your communications are very clear about the subject. <text:s/><text:span text:style-name="T4">Make sure that the later program explains clearly that it is a replacement for a program sent on October </text:span><text:span text:style-name="T16">13</text:span><text:span text:style-name="T4"> at 3:35pm. <text:s text:c="2"/>Use your correct time – not the fictitious time shown he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6" meta:paragraph-count="86" meta:word-count="1110" meta:character-count="6253" meta:non-whitespace-character-count="5197"/>
  </office:meta>
</office:document-meta>
</file>